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b21a6b" officeooo:paragraph-rsid="00541385"/>
    </style:style>
    <style:style style:name="P2" style:family="paragraph" style:parent-style-name="Standard">
      <style:text-properties officeooo:rsid="00c95496" officeooo:paragraph-rsid="00c95496"/>
    </style:style>
    <style:style style:name="P3" style:family="paragraph" style:parent-style-name="Standard">
      <style:text-properties officeooo:rsid="00ca626c" officeooo:paragraph-rsid="00ca626c"/>
    </style:style>
    <style:style style:name="P4" style:family="paragraph" style:parent-style-name="Standard">
      <style:text-properties officeooo:rsid="00cbc31a" officeooo:paragraph-rsid="00cbc31a"/>
    </style:style>
    <style:style style:name="P5" style:family="paragraph" style:parent-style-name="Standard">
      <style:text-properties officeooo:rsid="00cc055c" officeooo:paragraph-rsid="00cc055c"/>
    </style:style>
    <style:style style:name="P6" style:family="paragraph" style:parent-style-name="Standard">
      <style:text-properties officeooo:rsid="00cc6351" officeooo:paragraph-rsid="00cc6351"/>
    </style:style>
    <style:style style:name="P7" style:family="paragraph" style:parent-style-name="Standard">
      <style:text-properties officeooo:rsid="00cdde4a" officeooo:paragraph-rsid="00cdde4a"/>
    </style:style>
    <style:style style:name="P8" style:family="paragraph" style:parent-style-name="Standard">
      <style:text-properties officeooo:rsid="00cfdcc5" officeooo:paragraph-rsid="00cfdcc5"/>
    </style:style>
    <style:style style:name="P9" style:family="paragraph" style:parent-style-name="Standard">
      <style:text-properties officeooo:rsid="00cfff02" officeooo:paragraph-rsid="00cfff02"/>
    </style:style>
    <style:style style:name="P10" style:family="paragraph" style:parent-style-name="Standard">
      <style:text-properties officeooo:rsid="00d00bac" officeooo:paragraph-rsid="00d00bac"/>
    </style:style>
    <style:style style:name="P11" style:family="paragraph" style:parent-style-name="Standard">
      <style:text-properties officeooo:rsid="00d0efa2" officeooo:paragraph-rsid="00d0efa2"/>
    </style:style>
    <style:style style:name="P12" style:family="paragraph" style:parent-style-name="Standard">
      <style:text-properties officeooo:rsid="00d0efa2" officeooo:paragraph-rsid="00d0fa05"/>
    </style:style>
    <style:style style:name="P13" style:family="paragraph" style:parent-style-name="Standard">
      <style:text-properties officeooo:rsid="00d10b1a" officeooo:paragraph-rsid="00d10b1a"/>
    </style:style>
    <style:style style:name="P14" style:family="paragraph" style:parent-style-name="Standard">
      <style:text-properties officeooo:rsid="00d24e4c" officeooo:paragraph-rsid="00d24e4c"/>
    </style:style>
    <style:style style:name="P15" style:family="paragraph" style:parent-style-name="Standard">
      <style:text-properties officeooo:rsid="00d3dde4" officeooo:paragraph-rsid="00d3dde4"/>
    </style:style>
    <style:style style:name="T1" style:family="text">
      <style:text-properties officeooo:rsid="00c2e839"/>
    </style:style>
    <style:style style:name="T2" style:family="text">
      <style:text-properties officeooo:rsid="00cc6351"/>
    </style:style>
    <style:style style:name="T3" style:family="text">
      <style:text-properties officeooo:rsid="00cf93db"/>
    </style:style>
    <style:style style:name="T4" style:family="text">
      <style:text-properties officeooo:rsid="00d00bac"/>
    </style:style>
    <style:style style:name="T5" style:family="text">
      <style:text-properties officeooo:rsid="00d0fa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EX</text:p>
      <text:p text:style-name="P2"/>
      <text:p text:style-name="P3">IP</text:p>
      <text:p text:style-name="P3">1-3 digits . 1-3 digits . 1-3 digits . 1-3 digits</text:p>
      <text:p text:style-name="P3">from 0-255 each field</text:p>
      <text:p text:style-name="P4">\d → digit</text:p>
      <text:p text:style-name="P4"/>
      <text:p text:style-name="P5">\d\d\d.\d\d\d.\d\d\d.\d\d\d → 3 digits each</text:p>
      <text:p text:style-name="P5">\d{1, 3}.\d{1, 3}.\d{1, 3}.\d{1, 3} →<text:span text:style-name="T2"> Does not work</text:span></text:p>
      <text:p text:style-name="P6">\d+.\d+.\d+.\d+</text:p>
      <text:p text:style-name="P6"/>
      <text:p text:style-name="P7">To get backslash, type \\</text:p>
      <text:p text:style-name="P7"/>
      <text:p text:style-name="P7">find [ABC]</text:p>
      <text:p text:style-name="P7">find [A-K] for A to K <text:span text:style-name="T3">range</text:span></text:p>
      <text:p text:style-name="P8">find either A or K: [A | K]</text:p>
      <text:p text:style-name="P8"/>
      <text:p text:style-name="P9">\d+ at least one digit</text:p>
      <text:p text:style-name="P9">\d* <text:span text:style-name="T4">zero digit or all</text:span></text:p>
      <text:p text:style-name="P9"/>
      <text:p text:style-name="P10">. (dot) mean anything</text:p>
      <text:p text:style-name="P10"/>
      <text:p text:style-name="P11">gr[a-o]y</text:p>
      <text:p text:style-name="P11">gr[ae]y</text:p>
      <text:p text:style-name="P11">gr[ea].</text:p>
      <text:p text:style-name="P13">gr[ea].*</text:p>
      <text:p text:style-name="P13">gr[ea].+</text:p>
      <text:p text:style-name="P14">gr[^ae].*</text:p>
      <text:p text:style-name="P11"/>
      <text:p text:style-name="P12">Try them on: <text:span text:style-name="T5">http://www.regexpal.com/</text:span></text:p>
      <text:p text:style-name="P11"/>
      <text:p text:style-name="P11">gray</text:p>
      <text:p text:style-name="P11">groy</text:p>
      <text:p text:style-name="P11">grey</text:p>
      <text:p text:style-name="P11">griy</text:p>
      <text:p text:style-name="P11">grap</text:p>
      <text:p text:style-name="P11">great</text:p>
      <text:p text:style-name="P11">greed</text:p>
      <text:p text:style-name="P13">gre</text:p>
      <text:p text:style-name="P13"/>
      <text:p text:style-name="P15">\d{1, 2}:\d{1,2}[A|P]M</text:p>
      <text:p text:style-name="P15">1:21PM</text:p>
      <text:p text:style-name="P15"/>
      <text:p text:style-name="P15">123:2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12:21.454667807</meta:creation-date>
    <dc:date>2018-03-21T06:02:06.504613547</dc:date>
    <meta:editing-duration>PT5H40M28S</meta:editing-duration>
    <meta:editing-cycles>199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93" meta:character-count="501" meta:non-whitespace-character-count="441"/>
  </office:meta>
</office:document-meta>
</file>